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TABLE Apop(</text:p>
      <text:p text:style-name="P3">Entry VARCHAR NOT NULL PRIMARY KEY,</text:p>
      <text:p text:style-name="P3">entry_name VARCHAR NOT NULL,</text:p>
      <text:p text:style-name="P3">Status VARCHAR NOT NULL,</text:p>
      <text:p text:style-name="P3">Protein_name VARCHAR <text:s/>NOT NULL,</text:p>
      <text:p text:style-name="P3">gene_names VARCHAR NOT NULL,</text:p>
      <text:p text:style-name="P3">Organism VARCHAR NOT NULL,</text:p>
      <text:p text:style-name="P3">Length <text:s text:c="2"/>VARCHAR NOT NULL</text:p>
      <text:p text:style-name="P1">);</text:p>
      <text:p text:style-name="P3">CREATE TABLE Park(</text:p>
      <text:p text:style-name="P3">Entry VARCHAR NOT NULL PRIMARY KEY,</text:p>
      <text:p text:style-name="P3">entry_name VARCHAR NOT NULL,</text:p>
      <text:p text:style-name="P3">Status VARCHAR NOT NULL,</text:p>
      <text:p text:style-name="P3">Protein_name VARCHAR <text:s/>NOT NULL,</text:p>
      <text:p text:style-name="P3">gene_names VARCHAR NOT NULL,</text:p>
      <text:p text:style-name="P3">Organism VARCHAR NOT NULL,</text:p>
      <text:p text:style-name="P3">Length <text:s text:c="2"/>VARCHAR NOT NULL</text:p>
      <text:p text:style-name="P1">);</text:p>
      <text:p text:style-name="P2"><text:span text:style-name="T1">.separator "</text:span><text:span text:style-name="T2">\t"</text:span></text:p>
      <text:p text:style-name="P3">.import data/uniprot-apoptosis.tab Apop</text:p>
      <text:p text:style-name="P3">.import data/uniprot-parkinson.tab Par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2:42:03.348362053</meta:creation-date>
    <dc:date>2016-09-16T12:42:35.638159055</dc:date>
    <meta:editing-duration>PT36S</meta:editing-duration>
    <meta:editing-cycles>1</meta:editing-cycles>
    <meta:document-statistic meta:table-count="0" meta:image-count="0" meta:object-count="0" meta:page-count="1" meta:paragraph-count="21" meta:word-count="76" meta:character-count="527" meta:non-whitespace-character-count="466"/>
    <meta:generator>LibreOffice/5.1.4.2$Linux_X86_64 LibreOffice_project/10m0$Build-2</meta:generator>
  </office:meta>
</office:document-meta>
</file>